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52abf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officeooo:rsid="0005ad24"/>
    </style:style>
    <style:style style:family="text" style:name="T10">
      <style:text-properties fo:font-weight="normal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do text</text:p><text:p text:style-name="P10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do text if len(urbanEventObj.getClaimants()) &gt; 1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do text if not len(urbanEventObj.getClaimants()) &gt; 1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do text</text:p><text:p text:style-name="P11">from document(at=signatures, format='odt')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08:47:17.360019486</dc:date>
    <meta:editing-duration>PT5M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78" meta:non-whitespace-character-count="877"/>
  </office:meta>
</office:document-meta>
</file>